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5.44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84.76pt"/>
    </style:style>
    <style:style style:name="co5" style:family="table-column">
      <style:table-column-properties fo:break-before="auto" style:column-width="81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QuickParamAdapter">
      <style:table-properties table:display="true" style:writing-mode="lr-tb"/>
    </style:style>
    <style:style style:name="ta2" style:family="table" style:master-page-name="PageStyle_5f_QuickListAdapter">
      <style:table-properties table:display="true" style:writing-mode="lr-tb"/>
    </style:style>
    <style:style style:name="ta3" style:family="table" style:master-page-name="PageStyle_5f_Lang_20_list">
      <style:table-properties table:display="true" style:writing-mode="lr-tb"/>
    </style:style>
    <style:style style:name="ta4" style:family="table" style:master-page-name="PageStyle_5f_Type_20_li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yes&quot;" style:apply-style-name="ConditionalStyle_5f_1" style:base-cell-address="'Type list'.B1"/>
    </style:style>
    <style:style style:name="ce4" style:family="table-cell" style:parent-style-name="Default">
      <style:map style:condition="cell-content()=&quot;yes&quot;" style:apply-style-name="ConditionalStyle_5f_1" style:base-cell-address="'Type list'.B1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Type list'.$A$2:.$A$24])" table:allow-empty-cell="true" table:display-list="unsorted" table:base-cell-address="QuickParamAdapter.F2"/>
        <table:content-validation table:name="val2" table:condition="of:cell-content-is-in-list([$'Lang list'.$A$1:.$A$3])" table:allow-empty-cell="true" table:display-list="unsorted" table:base-cell-address="QuickListAdapter.E2"/>
      </table:content-validations>
      <table:table table:name="QuickParamAdapter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Object Name</text:p>
          </table:table-cell>
          <table:table-cell table:style-name="ce1" office:value-type="string" calcext:value-type="string">
            <text:p>Object Trigram</text:p>
          </table:table-cell>
          <table:table-cell table:style-name="ce1" office:value-type="string" calcext:value-type="string">
            <text:p>Attribute Name</text:p>
          </table:table-cell>
          <table:table-cell table:style-name="ce1" office:value-type="string" calcext:value-type="string">
            <text:p>Attribute Help</text:p>
          </table:table-cell>
          <table:table-cell table:style-name="ce1" office:value-type="string" calcext:value-type="string">
            <text:p>Attribute Type</text:p>
          </table:table-cell>
          <table:table-cell table:style-name="ce1" office:value-type="string" calcext:value-type="string">
            <office:annotation draw:style-name="gr1" draw:text-style-name="P2" svg:width="295.2pt" svg:height="42.75pt" svg:x="516.9pt" svg:y="23.24pt" draw:caption-point-x="-11.54pt" draw:caption-point-y="-22.96pt">
              <dc:date>2024-06-10T00:00:00</dc:date>
              <text:p text:style-name="P1">Ignored if BOOLEAN, DATE / TIME, DOCUMENT, IMAGE, COLOR, GEOCORDS</text:p>
              <text:p text:style-name="P1"><text:tab/>-Simon CAMPANO</text:p>
            </office:annotation>
            <text:p>Attribute Length</text:p>
          </table:table-cell>
          <table:table-cell table:style-name="ce1" office:value-type="string" calcext:value-type="string">
            <office:annotation draw:style-name="gr1" draw:text-style-name="P2" svg:width="280.57pt" svg:height="42.75pt" svg:x="601.65pt" svg:y="23.24pt" draw:caption-point-x="-11.54pt" draw:caption-point-y="-22.96pt">
              <dc:date>2024-06-10T00:00:00</dc:date>
              <text:p text:style-name="P1">Only for FLOAT and BIGDEC</text:p>
              <text:p text:style-name="P1"><text:tab/>-Simon CAMPANO</text:p>
            </office:annotation>
            <text:p>Attribute Precision</text:p>
          </table:table-cell>
          <table:table-cell table:number-columns-repeated="1016"/>
        </table:table-row>
        <table:table-row table:style-name="ro1" table:number-rows-repeated="999">
          <table:table-cell table:number-columns-repeated="5"/>
          <table:table-cell table:style-name="ce2" table:content-validation-name="val1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ickListAdapter" table:style-name="ta2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List Code</text:p>
          </table:table-cell>
          <table:table-cell table:style-name="ce1" office:value-type="string" calcext:value-type="string">
            <text:p>Item Code</text:p>
          </table:table-cell>
          <table:table-cell table:style-name="ce1" office:value-type="string" calcext:value-type="string">
            <text:p>Item Description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Translation</text:p>
          </table:table-cell>
          <table:table-cell table:number-columns-repeated="1018"/>
        </table:table-row>
        <table:table-row table:style-name="ro1" table:number-rows-repeated="999">
          <table:table-cell table:number-columns-repeated="4"/>
          <table:table-cell table:style-name="ce2" table:content-validation-name="val2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 list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SP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ype list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ypeLabel</text:p>
          </table:table-cell>
          <table:table-cell table:style-name="ce3" office:value-type="string" calcext:value-type="string">
            <text:p>Uses size</text:p>
          </table:table-cell>
          <table:table-cell table:style-name="ce1" office:value-type="string" calcext:value-type="string">
            <text:p>Uses precis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R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OAT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GDEC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ETIME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UM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LTI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LEAN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GEXP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AGE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TEPAD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TM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SWORD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AI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ON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R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TFIL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OCORD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1021"/>
        </table:table-row>
        <table:table-row table:style-name="ro2" table:number-rows-repeated="976">
          <table:table-cell/>
          <table:table-cell table:style-name="ce4" table:number-columns-repeated="2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ype list'.B1:'Type list'.B1000 'Type list'.C2:'Type list'.C1000">
            <calcext:condition calcext:apply-style-name="ConditionalStyle_1" calcext:value="=&quot;yes&quot;" calcext:base-cell-address="'Type list'.B1"/>
          </calcext:conditional-format>
          <calcext:conditional-format calcext:target-range-address="'Type list'.B1:'Type list'.B1000 'Type list'.C2:'Type list'.C1000">
            <calcext:condition calcext:apply-style-name="ConditionalStyle_2" calcext:value="=&quot;no&quot;" calcext:base-cell-address="'Type list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ickParamAdapter" style:display-name="PageStyle_QuickParamAdap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ickListAdapter" style:display-name="PageStyle_QuickListAdap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20_list" style:display-name="PageStyle_Lang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_20_list" style:display-name="PageStyle_Type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89" meta:object-count="0"/>
    <meta:generator>LibreOfficeDev/6.0.5.2$Linux_X86_64 LibreOffice_project/</meta:generator>
  </office:meta>
</office:document-meta>
</file>